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float" office:value="0.007753">
            <text:p>0.007753</text:p>
          </table:table-cell>
          <table:table-cell office:value-type="float" office:value="1.044557">
            <text:p>1.044557</text:p>
          </table:table-cell>
          <table:table-cell office:value-type="float" office:value="3.730181">
            <text:p>3.730181</text:p>
          </table:table-cell>
          <table:table-cell office:value-type="float" office:value="1.88972612">
            <text:p>1.88972612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sigm+</text:p>
          </table:table-cell>
          <table:table-cell office:value-type="string">
            <text:p>sigm-</text:p>
          </table:table-cell>
          <table:table-cell office:value-type="string">
            <text:p>rho</text:p>
          </table:table-cell>
        </table:table-row>
        <table:table-row table:style-name="ro1">
          <table:table-cell office:value-type="string">
            <text:p>NaCl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1.68" office:value-type="float" office:value="1.68">
            <text:p>1.68</text:p>
          </table:table-cell>
          <table:table-cell table:formula="of:=11.2" office:value-type="float" office:value="11.2">
            <text:p>11.2</text:p>
          </table:table-cell>
          <table:table-cell table:formula="of:=116" office:value-type="float" office:value="116">
            <text:p>116</text:p>
          </table:table-cell>
          <table:table-cell table:formula="of:=0.8" office:value-type="float" office:value="0.8">
            <text:p>0.8</text:p>
          </table:table-cell>
          <table:table-cell table:formula="of:=13.9" office:value-type="float" office:value="13.9">
            <text:p>13.9</text:p>
          </table:table-cell>
          <table:table-cell table:formula="of:=233" office:value-type="float" office:value="233">
            <text:p>233</text:p>
          </table:table-cell>
          <table:table-cell table:formula="of:=1.17" office:value-type="float" office:value="1.17">
            <text:p>1.17</text:p>
          </table:table-cell>
          <table:table-cell table:formula="of:=1.585" office:value-type="float" office:value="1.585">
            <text:p>1.585</text:p>
          </table:table-cell>
          <table:table-cell table:formula="of:=0.317" office:value-type="float" office:value="0.317">
            <text:p>0.317</text:p>
          </table:table-cell>
        </table:table-row>
        <table:table-row table:style-name="ro1">
          <table:table-cell table:number-columns-repeated="10"/>
          <table:table-cell table:formula="of:=[.K4]*[.$H$1]" office:value-type="float" office:value="2.2109795604">
            <text:p>2.2109795604</text:p>
          </table:table-cell>
          <table:table-cell table:formula="of:=[.L4]*[.$H$1]" office:value-type="float" office:value="2.9952159002">
            <text:p>2.995215900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++</text:p>
          </table:table-cell>
          <table:table-cell office:value-type="string">
            <text:p>A+-</text:p>
          </table:table-cell>
          <table:table-cell office:value-type="string">
            <text:p>A--</text:p>
          </table:table-cell>
          <table:table-cell office:value-type="string">
            <text:p>C++</text:p>
          </table:table-cell>
          <table:table-cell office:value-type="string">
            <text:p>C+-</text:p>
          </table:table-cell>
          <table:table-cell office:value-type="string">
            <text:p>C--</text:p>
          </table:table-cell>
          <table:table-cell office:value-type="string">
            <text:p>D++</text:p>
          </table:table-cell>
          <table:table-cell office:value-type="string">
            <text:p>D+-</text:p>
          </table:table-cell>
          <table:table-cell office:value-type="string">
            <text:p>D--</text:p>
          </table:table-cell>
          <table:table-cell office:value-type="string">
            <text:p>1/rho</text:p>
          </table:table-cell>
          <table:table-cell table:number-columns-repeated="2"/>
        </table:table-row>
        <table:table-row table:style-name="ro1">
          <table:table-cell/>
          <table:table-cell table:formula="of:=[.B4]*[.$E$1]*EXP(([.K4]+[.K4])/[.M4])" office:value-type="float" office:value="15.5672851674288">
            <text:p>15.5672851674</text:p>
          </table:table-cell>
          <table:table-cell table:formula="of:=[.C4]*[.$E$1]*EXP(([.K5]+[.L5])/[.K8])" office:value-type="float" office:value="0.175355571532857">
            <text:p>0.1753555715</text:p>
          </table:table-cell>
          <table:table-cell table:style-name="ce1" table:formula="of:=[.D4]*[.$E$1]*EXP(([.L5]+[.L5])/[.K8])" office:value-type="float" office:value="0.210382038381331">
            <text:p>0.2103820384</text:p>
          </table:table-cell>
          <table:table-cell table:formula="of:=[.E4]*[.$F$1]" office:value-type="float" office:value="1.75485576">
            <text:p>1.75485576</text:p>
          </table:table-cell>
          <table:table-cell table:formula="of:=[.F4]*[.$F$1]" office:value-type="float" office:value="11.6990384">
            <text:p>11.6990384</text:p>
          </table:table-cell>
          <table:table-cell table:formula="of:=[.G4]*[.$F$1]" office:value-type="float" office:value="121.168612">
            <text:p>121.168612</text:p>
          </table:table-cell>
          <table:table-cell table:formula="of:=[.H4]*[.$G$1]" office:value-type="float" office:value="2.9841448">
            <text:p>2.9841448</text:p>
          </table:table-cell>
          <table:table-cell table:formula="of:=[.I4]*[.$G$1]" office:value-type="float" office:value="51.8495159">
            <text:p>51.8495159</text:p>
          </table:table-cell>
          <table:table-cell table:formula="of:=[.J4]*[.$G$1]" office:value-type="float" office:value="869.132173">
            <text:p>869.132173</text:p>
          </table:table-cell>
          <table:table-cell table:formula="of:=1/([.M4]*[.$H$1])" office:value-type="float" office:value="1.6693287451052">
            <text:p>1.6693287451</text:p>
          </table:table-cell>
          <table:table-cell table:number-columns-repeated="2"/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an Schaefer</meta:initial-creator>
    <meta:creation-date>2015-02-16T13:30:44</meta:creation-date>
    <dc:date>2015-02-16T15:32:42</dc:date>
    <dc:creator>Bastian Schaefer</dc:creator>
    <meta:editing-duration>PT1H53M34S</meta:editing-duration>
    <meta:editing-cycles>15</meta:editing-cycles>
    <meta:generator>LibreOffice/3.5$Linux_X86_64 LibreOffice_project/350m1$Build-2</meta:generator>
    <meta:document-statistic meta:table-count="3" meta:cell-count="51" meta:object-count="0"/>
  </office:meta>
</office:document-meta>
</file>